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2cm" svg:height="2cm" svg:x="2.3cm" svg:y="3.2cm">
          <text:p text:style-name="P1">RRQ=1</text:p>
          <text:p text:style-name="P1">WRQ=2</text:p>
        </draw:rect>
        <draw:rect draw:style-name="gr1" draw:text-style-name="P1" draw:layer="layout" svg:width="7cm" svg:height="2cm" svg:x="4.3cm" svg:y="3.2cm">
          <text:p text:style-name="P1">ファイルネーム</text:p>
        </draw:rect>
        <draw:rect draw:style-name="gr1" draw:text-style-name="P1" draw:layer="layout" svg:width="1cm" svg:height="2cm" svg:x="11.3cm" svg:y="3.2cm">
          <text:p text:style-name="P1">0</text:p>
        </draw:rect>
        <draw:rect draw:style-name="gr1" draw:text-style-name="P1" draw:layer="layout" svg:width="7cm" svg:height="2cm" svg:x="12.3cm" svg:y="3.2cm">
          <text:p text:style-name="P1">転送モード名</text:p>
        </draw:rect>
        <draw:rect draw:style-name="gr1" draw:text-style-name="P1" draw:layer="layout" svg:width="1cm" svg:height="2cm" svg:x="19.3cm" svg:y="3.2cm">
          <text:p text:style-name="P1">0</text:p>
        </draw:rect>
        <draw:measure draw:style-name="gr2" draw:text-style-name="P3" draw:layer="measurelines" svg:x1="2.3cm" svg:y1="6.9cm" svg:x2="4.3cm" svg:y2="6.9cm">
          <text:p text:style-name="P2"><text:measure text:kind="gap"/>2byte</text:p>
        </draw:measure>
        <draw:measure draw:style-name="gr2" draw:text-style-name="P3" draw:layer="measurelines" svg:x1="4.3cm" svg:y1="7cm" svg:x2="11.3cm" svg:y2="7cm">
          <text:p text:style-name="P2">nbyte</text:p>
        </draw:measure>
        <draw:measure draw:style-name="gr2" draw:text-style-name="P3" draw:layer="measurelines" svg:x1="11.3cm" svg:y1="3.1cm" svg:x2="12.3cm" svg:y2="3.1cm">
          <text:p text:style-name="P2">1byte</text:p>
        </draw:measure>
        <draw:measure draw:style-name="gr2" draw:text-style-name="P3" draw:layer="layout" svg:x1="12.3cm" svg:y1="7cm" svg:x2="19.3cm" svg:y2="7cm">
          <text:p text:style-name="P2">nbyte</text:p>
        </draw:measure>
        <draw:measure draw:style-name="gr2" draw:text-style-name="P3" draw:layer="layout" svg:x1="19.237cm" svg:y1="3.1cm" svg:x2="20.237cm" svg:y2="3.1cm">
          <text:p text:style-name="P2">1byte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09:07:13.89</meta:creation-date>
    <dc:date>2010-11-30T09:16:35.28</dc:date>
    <meta:editing-duration>PT00H09M21S</meta:editing-duration>
    <meta:editing-cycles>2</meta:editing-cycles>
    <meta:generator>OpenOffice.org/3.2$Win32 OpenOffice.org_project/320m18$Build-9502</meta:generator>
    <meta:document-statistic meta:object-count="10"/>
  </office:meta>
</office:document-meta>
</file>